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4" table:default-cell-style-name="ce7"/>
        <table:table-column table:style-name="co10" table:default-cell-style-name="ce7"/>
        <table:table-column table:style-name="co4" table:default-cell-style-name="ce7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6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706" calcext:value-type="float">
            <text:p>270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9630587366088" calcext:value-type="float">
            <text:p>1,00</text:p>
          </table:table-cell>
          <table:table-cell table:style-name="ce6" office:value-type="float" office:value="0.998892580287929" calcext:value-type="float">
            <text:p>1,00</text:p>
          </table:table-cell>
          <table:table-cell table:style-name="ce6" office:value-type="float" office:value="0.999261447562777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93" calcext:value-type="float">
            <text:p>219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9954421148587" calcext:value-type="float">
            <text:p>1,00</text:p>
          </table:table-cell>
          <table:table-cell table:style-name="ce6" office:value-type="float" office:value="0.999088838268793" calcext:value-type="float">
            <text:p>1,00</text:p>
          </table:table-cell>
          <table:table-cell table:style-name="ce6" office:value-type="float" office:value="0.999316473000684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63" calcext:value-type="float">
            <text:p>256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8830865159782" calcext:value-type="float">
            <text:p>1,00</text:p>
          </table:table-cell>
          <table:table-cell table:style-name="ce6" office:value-type="float" office:value="0.999415090660948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8975934459806" calcext:value-type="float">
            <text:p>1,00</text:p>
          </table:table-cell>
          <table:table-cell table:style-name="ce6" office:value-type="float" office:value="0.999487704918033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9014778325123" calcext:value-type="float">
            <text:p>1,00</text:p>
          </table:table-cell>
          <table:table-cell table:style-name="ce6" office:value-type="float" office:value="0.999507146377526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777777777777778" calcext:value-type="float">
            <text:p>0,78</text:p>
          </table:table-cell>
          <table:table-cell table:style-name="ce6" office:value-type="float" office:value="88" calcext:value-type="float">
            <text:p>88,00</text:p>
          </table:table-cell>
          <table:table-cell table:style-name="ce6" office:value-type="float" office:value="0.823529411764706" calcext:value-type="float">
            <text:p>0,8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769230769230769" calcext:value-type="float">
            <text:p>0,7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69565217391304" calcext:value-type="float">
            <text:p>0,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833333333333333" calcext:value-type="float">
            <text:p>0,8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09090909090909" calcext:value-type="float">
            <text:p>0,9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833333333333333" calcext:value-type="float">
            <text:p>0,83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09090909090909" calcext:value-type="float">
            <text:p>0,91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709" calcext:value-type="float">
            <text:p>2709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.998893805309734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9446596568899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95" calcext:value-type="float">
            <text:p>219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6368588288697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8180991359709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9611801242236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805523142746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9490575649516" calcext:value-type="float">
            <text:p>0,99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7446373850868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0.995098039215686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97542997542998" calcext:value-type="float">
            <text:p>1,0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3:45:45.867263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3:59:09.511010163</dc:date>
    <meta:editing-duration>PT43M44S</meta:editing-duration>
    <meta:editing-cycles>14</meta:editing-cycles>
    <meta:document-statistic meta:table-count="1" meta:cell-count="404" meta:object-count="0"/>
  </office:meta>
</office:document-meta>
</file>